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2025-10-1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2025-05-08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2024-10-09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2024-04-0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2023-10-04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2022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2022-04-2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2020-04-0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2018-04-30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005090034601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0" meta:object-count="0"/>
    <meta:user-defined meta:name="AppVersion">3.0</meta:user-defined>
  </office:meta>
</office:document-meta>
</file>